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dddddd" draw:fill-image-width="0cm" draw:fill-image-height="0cm"/>
    </style:style>
    <style:style style:name="gr1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line-height="200%" fo:text-align="start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526cm" svg:height="9.922cm" svg:x="1.737cm" svg:y="6.985cm">
          <text:list text:style-name="L1">
            <text:list-item>
              <text:p text:style-name="P1">Mats Zuccarello<text:tab/>position<text:tab/>points</text:p>
            </text:list-item>
            <text:list-item>
              <text:p text:style-name="P1">Dan Boyle<text:tab/><text:tab/>position<text:tab/>points</text:p>
            </text:list-item>
            <text:list-item>
              <text:p text:style-name="P1">Ryan McDonagh<text:tab/>position<text:tab/>points</text:p>
            </text:list-item>
            <text:list-item>
              <text:p text:style-name="P1">Carl Hagelin<text:tab/><text:tab/>position<text:tab/>points</text:p>
            </text:list-item>
          </text:list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3.462cm" svg:height="2.159cm" svg:x="3.81cm" svg:y="1.905cm">
          <text:p text:style-name="P3">Metropolitan Hockey Club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586cm" svg:height="0.886cm" svg:x="7.876cm" svg:y="4.575cm">
          <draw:text-box>
            <text:p text:style-name="P3"><text:span text:style-name="T1">Woodside Wallabies</text:span></text:p>
          </draw:text-box>
        </draw:frame>
        <draw:custom-shape draw:style-name="gr2" draw:text-style-name="P3" draw:layer="layout" svg:width="1.651cm" svg:height="0.635cm" svg:x="14.478cm" svg:y="9.271cm">
          <text:p text:style-name="P3"><text:span text:style-name="T2"/></text:p>
          <text:p text:style-name="P3"><text:span text:style-name="T3">Sav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51cm" svg:height="0.635cm" svg:x="14.478cm" svg:y="10.414cm">
          <text:p text:style-name="P3"><text:span text:style-name="T2"/></text:p>
          <text:p text:style-name="P3"><text:span text:style-name="T3">Sav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51cm" svg:height="0.635cm" svg:x="14.478cm" svg:y="11.938cm">
          <text:p text:style-name="P3"><text:span text:style-name="T3"/></text:p>
          <text:p text:style-name="P3"><text:span text:style-name="T3">Sav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51cm" svg:height="0.635cm" svg:x="14.478cm" svg:y="13.589cm">
          <text:p text:style-name="P3"><text:span text:style-name="T2"/></text:p>
          <text:p text:style-name="P3"><text:span text:style-name="T3">Sav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0T15:06:21.184276408</meta:creation-date>
    <dc:date>2015-05-10T17:21:49.632191982</dc:date>
    <meta:editing-duration>PT1H1M42S</meta:editing-duration>
    <meta:editing-cycles>18</meta:editing-cycles>
    <meta:generator>LibreOffice/4.2.8.2$Linux_X86_64 LibreOffice_project/420m0$Build-2</meta:generator>
    <meta:document-statistic meta:object-count="7"/>
  </office:meta>
</office:document-meta>
</file>